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3">XC6SLX9 – Device Type</text:p>
      <text:p text:style-name="P3">TQG144 BIV1337</text:p>
      <text:p text:style-name="P3">D4612642A</text:p>
      <text:p text:style-name="P3">2C</text:p>
      <text:p text:style-name="P3"/>
      <text:p text:style-name="P3">XC6SLX9 – Device Type</text:p>
      <text:p text:style-name="P3">TQG144 – Package</text:p>
      <text:p text:style-name="P3">2C – Speed Grade</text:p>
      <text:p text:style-name="P3"/>
      <text:p text:style-name="P1">Что нужно сохранить в проекте <text:span text:style-name="T1">PlanAhead</text:span></text:p>
      <text:p text:style-name="P3">data – <text:span text:style-name="T2">все</text:span></text:p>
      <text:p text:style-name="P3">runs/synth <text:span text:style-name="T2">только </text:span>top.ngc</text:p>
      <text:p text:style-name="P3">runs/impl .bit, .bmm, top.ncd, top_bd.bmm, top_routed.ncd</text:p>
      <text:p text:style-name="P3">sdk <text:span text:style-name="T2">проекты целиком</text:span></text:p>
      <text:p text:style-name="P3"><text:span text:style-name="T2"/></text:p>
      <text:h text:style-name="Heading_20_1" text:outline-level="1">Что нужно сделать:</text:h>
      <text:list xml:id="list6139008151398619997" text:style-name="L1">
        <text:list-item>
          <text:p text:style-name="P4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2">Добавил <text:span text:style-name="T1">EDK. MCU, UART, Timer, MDM. + IP </text:span></text:p>
        </text:list-item>
        <text:list-item>
          <text:p text:style-name="P2">Написать по для управления.</text:p>
        </text:list-item>
        <text:list-item>
          <text:p text:style-name="P2">Написать программу управления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7S</meta:editing-duration>
    <meta:editing-cycles>21</meta:editing-cycles>
    <meta:generator>OpenOffice/4.1.7$Win32 OpenOffice.org_project/417m1$Build-9800</meta:generator>
    <dc:date>2020-08-31T15:55:38.67</dc:date>
    <dc:creator>Олег Гаврильченко</dc:creator>
    <meta:document-statistic meta:table-count="0" meta:image-count="0" meta:object-count="0" meta:page-count="1" meta:paragraph-count="18" meta:word-count="80" meta:character-count="488"/>
    <meta:user-defined meta:name="Info 1"/>
    <meta:user-defined meta:name="Info 2"/>
    <meta:user-defined meta:name="Info 3"/>
    <meta:user-defined meta:name="Info 4"/>
  </office:meta>
</office:document-meta>
</file>